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REST e ESP32 con Arduino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REST e ESP32 con Arduino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Struttura e implementazione pratic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iettivi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biettivi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Comprendere i principi architetturali REST</text:span></text:p>
              </text:list-item>
              <text:list-item>
                <text:p text:style-name="P6"><text:span text:style-name="T3">Associare metodi HTTP alle operazioni CRUD</text:span></text:p>
              </text:list-item>
              <text:list-item>
                <text:p text:style-name="P6"><text:span text:style-name="T3">Definire risorse e URI coerenti</text:span></text:p>
              </text:list-item>
              <text:list-item>
                <text:p text:style-name="P6"><text:span text:style-name="T3">Implementare un server REST su ESP32 con Arduin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ckground: ESP32 &amp; HTTP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ackground: ESP32 &amp; HTTP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Uso di librerie WiFi.h e WebServer.h</text:span></text:p>
              </text:list-item>
              <text:list-item>
                <text:p text:style-name="P6"><text:span text:style-name="T3">Gestione di richieste GET e POST</text:span></text:p>
              </text:list-item>
              <text:list-item>
                <text:p text:style-name="P6"><text:span text:style-name="T3">Parsing di query GET e body POST</text:span></text:p>
              </text:list-item>
              <text:list-item>
                <text:p text:style-name="P6"><text:span text:style-name="T3">Codice di esempio: HelloServer_http_20-03-25.in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zione a REST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troduzione a REST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REpresentational State Transfer (Roy Fielding, 2000)</text:span></text:p>
              </text:list-item>
              <text:list-item>
                <text:p text:style-name="P6"><text:span text:style-name="T3">Architettura basata su HTTP e URI</text:span></text:p>
              </text:list-item>
              <text:list-item>
                <text:p text:style-name="P6"><text:span text:style-name="T3">Obiettivi: API predicibili e uniformi</text:span></text:p>
              </text:list-item>
              <text:list-item>
                <text:p text:style-name="P6"><text:span text:style-name="T3">Risorse esposte attraverso UR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incipi REST &amp; CRUD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rincipi REST &amp; CRUD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Create → POST / Risorsa collezione</text:span></text:p>
              </text:list-item>
              <text:list-item>
                <text:p text:style-name="P6"><text:span text:style-name="T3">Read <text:s text:c="2"/>→ GET <text:s/>/ Risorsa o collezione</text:span></text:p>
              </text:list-item>
              <text:list-item>
                <text:p text:style-name="P6"><text:span text:style-name="T3">Update → PUT <text:s/>/ Risorsa individuale</text:span></text:p>
              </text:list-item>
              <text:list-item>
                <text:p text:style-name="P6"><text:span text:style-name="T3">Delete → DELETE / Risorsa individua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isorse e URI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isorse e URI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Risorsa = concetto rilevante dell'app</text:span></text:p>
              </text:list-item>
              <text:list-item>
                <text:p text:style-name="P6"><text:span text:style-name="T3">Individui vs Collezioni</text:span></text:p>
              </text:list-item>
              <text:list-item>
                <text:p text:style-name="P6"><text:span text:style-name="T3">/clients/ -&gt; collezione</text:span></text:p>
              </text:list-item>
              <text:list-item>
                <text:p text:style-name="P6"><text:span text:style-name="T3">/clients/{id} -&gt; individuo</text:span></text:p>
              </text:list-item>
              <text:list-item>
                <text:p text:style-name="P6"><text:span text:style-name="T3">Gerarchia per relazioni (es. /clients/{id}/order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rbi HTTP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Verbi HTTP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GET <text:s text:c="3"/>= Lettura</text:span></text:p>
              </text:list-item>
              <text:list-item>
                <text:p text:style-name="P6"><text:span text:style-name="T3">POST <text:s text:c="2"/>= Creazione con ID generato</text:span></text:p>
              </text:list-item>
              <text:list-item>
                <text:p text:style-name="P6"><text:span text:style-name="T3">PUT <text:s text:c="3"/>= Creazione/Update con ID specificato</text:span></text:p>
              </text:list-item>
              <text:list-item>
                <text:p text:style-name="P6"><text:span text:style-name="T3">DELETE = Rimozi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nee guida URI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inee guida URI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Usare nomi plurali per collezioni</text:span></text:p>
              </text:list-item>
              <text:list-item>
                <text:p text:style-name="P6"><text:span text:style-name="T3">Evitare riflessioni della struttura DB</text:span></text:p>
              </text:list-item>
              <text:list-item>
                <text:p text:style-name="P6"><text:span text:style-name="T3">Supportare filtri e paginazione via query</text:span></text:p>
              </text:list-item>
              <text:list-item>
                <text:p text:style-name="P6"><text:span text:style-name="T3">Mantenere coerenza e leggibilità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empio: ESP32 Server REST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sempio: ESP32 Server REST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Hardware: ESP32 + rete Wi-Fi</text:span></text:p>
              </text:list-item>
              <text:list-item>
                <text:p text:style-name="P6"><text:span text:style-name="T3">Definizione endpoint /api/clients</text:span></text:p>
              </text:list-item>
              <text:list-item>
                <text:p text:style-name="P6"><text:span text:style-name="T3">Risposta JSON con JSON.stringify</text:span></text:p>
              </text:list-item>
              <text:list-item>
                <text:p text:style-name="P6"><text:span text:style-name="T3">Uso di clientHTTP.ino per t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nippet: Gestione GET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nippet: Gestione GET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p text:style-name="P6"><text:span text:style-name="T3"/></text:p>
            <text:list text:style-name="L4">
              <text:list-item>
                <text:list>
                  <text:list-item>
                    <text:p text:style-name="P8"><text:span text:style-name="T4">server.on("/api/data", HTTP_GET, [](AsyncWebServerRequest *req){</text:span></text:p>
                  </text:list-item>
                  <text:list-item>
                    <text:p text:style-name="P8"><text:span text:style-name="T4"><text:s text:c="2"/>String response = getDataJSON();</text:span></text:p>
                  </text:list-item>
                  <text:list-item>
                    <text:p text:style-name="P8"><text:span text:style-name="T4"><text:s text:c="2"/>req-&gt;send(200, "application/json", response);</text:span></text:p>
                  </text:list-item>
                  <text:list-item>
                    <text:p text:style-name="P8"><text:span text:style-name="T4">}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lusso Richieste REST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lusso Richieste REST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Client invia GET /api/data</text:span></text:p>
              </text:list-item>
              <text:list-item>
                <text:p text:style-name="P6"><text:span text:style-name="T3">Server interpreta URI e metodo</text:span></text:p>
              </text:list-item>
              <text:list-item>
                <text:p text:style-name="P6"><text:span text:style-name="T3">Server elabora e recupera risorsa</text:span></text:p>
              </text:list-item>
              <text:list-item>
                <text:p text:style-name="P6"><text:span text:style-name="T3">Server risponde con JSON</text:span></text:p>
              </text:list-item>
              <text:list-item>
                <text:p text:style-name="P6"><text:span text:style-name="T3">Client elabora rispost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i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lusioni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REST sfrutta HTTP e URI per API chiare</text:span></text:p>
              </text:list-item>
              <text:list-item>
                <text:p text:style-name="P6"><text:span text:style-name="T3">Implementazione su ESP32 diretta e modulare</text:span></text:p>
              </text:list-item>
              <text:list-item>
                <text:p text:style-name="P6"><text:span text:style-name="T3">Best practice: URI coerenti, metodi appropriati</text:span></text:p>
              </text:list-item>
              <text:list-item>
                <text:p text:style-name="P6"><text:span text:style-name="T3">Strumenti di test: clientHTTP, Postma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40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3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7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2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29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0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0pt" fo:hyphenate="false"/>
    </style:style>
    <style:style style:name="MP32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e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7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p text:style-name="MP18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24" draw:layer="backgroundobjects" svg:width="11.217cm" svg:height="12.571cm" svg:x="1.27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4" draw:layer="backgroundobjects" svg:width="11.217cm" svg:height="12.571cm" svg:x="12.912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31" draw:text-style-name="MP26" draw:layer="backgroundobjects" svg:width="11.222cm" svg:height="1.776cm" svg:x="1.27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3" presentation:style-name="Mpr32" draw:text-style-name="MP26" draw:layer="backgroundobjects" svg:width="11.222cm" svg:height="10.975cm" svg:x="1.27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6" draw:layer="backgroundobjects" svg:width="11.226cm" svg:height="1.776cm" svg:x="12.903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5" presentation:style-name="Mpr32" draw:text-style-name="MP26" draw:layer="backgroundobjects" svg:width="11.226cm" svg:height="10.975cm" svg:x="12.903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33" draw:layer="backgroundobjects" svg:width="8.355cm" svg:height="13.03cm" svg:x="1.27cm" svg:y="3.986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33" draw:layer="backgroundobjects" svg:width="15.239cm" svg:height="2.235cm" svg:x="4.979cm" svg:y="14.909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escription>generated using python-pptx</dc:description>
    <dc:creator>Steve Canny</dc:creator>
    <meta:editing-cycles>1</meta:editing-cycles>
    <meta:creation-date>2013-01-27T09:14:16</meta:creation-date>
    <dc:date>2013-01-27T09:15:58</dc:date>
    <meta:editing-duration>PT1M</meta:editing-duration>
    <meta:generator>LibreOffice/25.2.2.2$Windows_X86_64 LibreOffice_project/7370d4be9e3cf6031a51beef54ff3bda878e3fac</meta:generator>
    <meta:document-statistic meta:object-count="182"/>
    <meta:user-defined meta:name="AppVersion">14.0000</meta:user-defined>
    <meta:user-defined meta:name="PresentationFormat">On-screen Show (4:3)</meta:user-defined>
  </office:meta>
</office:document-meta>
</file>